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152b9d" officeooo:paragraph-rsid="00152b9d"/>
    </style:style>
    <style:style style:name="P2" style:family="paragraph" style:parent-style-name="Standard" style:list-style-name="L2">
      <style:text-properties fo:language="ru" fo:country="RU" officeooo:rsid="00152b9d" officeooo:paragraph-rsid="004503e5"/>
    </style:style>
    <style:style style:name="P3" style:family="paragraph" style:parent-style-name="Standard">
      <style:text-properties fo:language="ru" fo:country="RU" officeooo:rsid="0026a1a2" officeooo:paragraph-rsid="0026a1a2"/>
    </style:style>
    <style:style style:name="P4" style:family="paragraph" style:parent-style-name="Standard" style:list-style-name="L1">
      <style:text-properties fo:language="ru" fo:country="RU" fo:font-weight="bold" officeooo:rsid="00216fd9" officeooo:paragraph-rsid="00216fd9" style:font-weight-asian="bold" style:font-weight-complex="bold"/>
    </style:style>
    <style:style style:name="P5" style:family="paragraph" style:parent-style-name="Standard" style:list-style-name="L1">
      <style:text-properties fo:language="ru" fo:country="RU" fo:font-weight="bold" officeooo:rsid="00242d6b" officeooo:paragraph-rsid="00242d6b" style:font-weight-asian="bold" style:font-weight-complex="bold"/>
    </style:style>
    <style:style style:name="P6" style:family="paragraph" style:parent-style-name="Standard" style:list-style-name="L1">
      <style:text-properties fo:language="ru" fo:country="RU" fo:font-weight="bold" officeooo:rsid="0024f5e2" officeooo:paragraph-rsid="0024f5e2" style:font-weight-asian="bold" style:font-weight-complex="bold"/>
    </style:style>
    <style:style style:name="P7" style:family="paragraph" style:parent-style-name="Standard" style:list-style-name="L2">
      <style:text-properties fo:language="ru" fo:country="RU" officeooo:rsid="001c1e89" officeooo:paragraph-rsid="00366ffc"/>
    </style:style>
    <style:style style:name="P8" style:family="paragraph" style:parent-style-name="Standard" style:list-style-name="L2">
      <style:text-properties fo:language="ru" fo:country="RU" officeooo:rsid="0024f5e2" officeooo:paragraph-rsid="0024f5e2"/>
    </style:style>
    <style:style style:name="P9" style:family="paragraph" style:parent-style-name="Standard" style:list-style-name="L2">
      <style:text-properties fo:language="ru" fo:country="RU" officeooo:rsid="0020939b" officeooo:paragraph-rsid="0024f5e2"/>
    </style:style>
    <style:style style:name="P10" style:family="paragraph" style:parent-style-name="Standard" style:list-style-name="L2">
      <style:text-properties fo:language="ru" fo:country="RU" officeooo:rsid="0029ead9" officeooo:paragraph-rsid="0029ead9"/>
    </style:style>
    <style:style style:name="P11" style:family="paragraph" style:parent-style-name="Standard" style:list-style-name="L2">
      <style:text-properties fo:language="ru" fo:country="RU" officeooo:rsid="0046ccda" officeooo:paragraph-rsid="0046ccda"/>
    </style:style>
    <style:style style:name="P12" style:family="paragraph" style:parent-style-name="Standard" style:list-style-name="L3">
      <style:text-properties fo:language="ru" fo:country="RU" officeooo:rsid="0016a6ae" officeooo:paragraph-rsid="0024f5e2"/>
    </style:style>
    <style:style style:name="P13" style:family="paragraph" style:parent-style-name="Standard" style:list-style-name="L4">
      <style:text-properties fo:language="ru" fo:country="RU" officeooo:rsid="0016a6ae" officeooo:paragraph-rsid="0024f5e2"/>
    </style:style>
    <style:style style:name="P14" style:family="paragraph" style:parent-style-name="Standard" style:list-style-name="L3">
      <style:text-properties fo:language="ru" fo:country="RU" officeooo:rsid="00213b6c" officeooo:paragraph-rsid="0024f5e2"/>
    </style:style>
    <style:style style:name="P15" style:family="paragraph" style:parent-style-name="Standard" style:list-style-name="L3">
      <style:text-properties fo:language="ru" fo:country="RU" officeooo:rsid="002fae25" officeooo:paragraph-rsid="002fae25"/>
    </style:style>
    <style:style style:name="P16" style:family="paragraph" style:parent-style-name="Standard" style:list-style-name="L4">
      <style:text-properties fo:language="ru" fo:country="RU" officeooo:rsid="0018e0a9" officeooo:paragraph-rsid="002c80c4"/>
    </style:style>
    <style:style style:name="P17" style:family="paragraph" style:parent-style-name="Standard" style:list-style-name="L8">
      <style:text-properties fo:language="ru" fo:country="RU" officeooo:rsid="0018e0a9" officeooo:paragraph-rsid="0024f5e2"/>
    </style:style>
    <style:style style:name="P18" style:family="paragraph" style:parent-style-name="Standard" style:list-style-name="L4">
      <style:text-properties fo:language="ru" fo:country="RU" officeooo:rsid="002c80c4" officeooo:paragraph-rsid="002c80c4"/>
    </style:style>
    <style:style style:name="P19" style:family="paragraph" style:parent-style-name="Standard" style:list-style-name="L6">
      <style:text-properties fo:language="ru" fo:country="RU" officeooo:rsid="002c80c4" officeooo:paragraph-rsid="002c80c4"/>
    </style:style>
    <style:style style:name="P20" style:family="paragraph" style:parent-style-name="Standard" style:list-style-name="L9">
      <style:text-properties fo:language="ru" fo:country="RU" officeooo:rsid="002c80c4" officeooo:paragraph-rsid="002c80c4"/>
    </style:style>
    <style:style style:name="P21" style:family="paragraph" style:parent-style-name="Standard" style:list-style-name="L4">
      <style:text-properties fo:language="ru" fo:country="RU" officeooo:rsid="002d80db" officeooo:paragraph-rsid="002d80db"/>
    </style:style>
    <style:style style:name="P22" style:family="paragraph" style:parent-style-name="Standard" style:list-style-name="L4">
      <style:text-properties fo:language="ru" fo:country="RU" officeooo:rsid="00348bec" officeooo:paragraph-rsid="00348bec"/>
    </style:style>
    <style:style style:name="P23" style:family="paragraph" style:parent-style-name="Standard" style:list-style-name="L6">
      <style:text-properties fo:language="ru" fo:country="RU" officeooo:rsid="00348bec" officeooo:paragraph-rsid="00348bec"/>
    </style:style>
    <style:style style:name="P24" style:family="paragraph" style:parent-style-name="Standard" style:list-style-name="L5">
      <style:text-properties fo:language="ru" fo:country="RU" officeooo:rsid="0017b45c" officeooo:paragraph-rsid="0024f5e2"/>
    </style:style>
    <style:style style:name="P25" style:family="paragraph" style:parent-style-name="Standard" style:list-style-name="L9">
      <style:text-properties fo:language="ru" fo:country="RU" officeooo:rsid="0017b45c" officeooo:paragraph-rsid="0024f5e2"/>
    </style:style>
    <style:style style:name="P26" style:family="paragraph" style:parent-style-name="Standard" style:list-style-name="L5">
      <style:text-properties fo:language="ru" fo:country="RU" officeooo:rsid="001f61ea" officeooo:paragraph-rsid="0024f5e2"/>
    </style:style>
    <style:style style:name="P27" style:family="paragraph" style:parent-style-name="Standard" style:list-style-name="L5">
      <style:text-properties fo:language="ru" fo:country="RU" officeooo:rsid="0020fe32" officeooo:paragraph-rsid="0024f5e2"/>
    </style:style>
    <style:style style:name="P28" style:family="paragraph" style:parent-style-name="Standard" style:list-style-name="L6">
      <style:text-properties fo:language="ru" fo:country="RU" officeooo:paragraph-rsid="0024f5e2"/>
    </style:style>
    <style:style style:name="P29" style:family="paragraph" style:parent-style-name="Standard" style:list-style-name="L6">
      <style:text-properties fo:language="ru" fo:country="RU" officeooo:rsid="00216fd9" officeooo:paragraph-rsid="0024f5e2"/>
    </style:style>
    <style:style style:name="P30" style:family="paragraph" style:parent-style-name="Standard" style:list-style-name="L6">
      <style:text-properties fo:language="ru" fo:country="RU" officeooo:rsid="0050fd23" officeooo:paragraph-rsid="0050fd23"/>
    </style:style>
    <style:style style:name="P31" style:family="paragraph" style:parent-style-name="Standard" style:list-style-name="L7">
      <style:text-properties fo:language="ru" fo:country="RU" officeooo:rsid="00242d6b" officeooo:paragraph-rsid="0024f5e2"/>
    </style:style>
    <style:style style:name="P32" style:family="paragraph" style:parent-style-name="Standard" style:list-style-name="L8">
      <style:text-properties fo:language="ru" fo:country="RU" officeooo:rsid="0052d3ae" officeooo:paragraph-rsid="0052d3ae"/>
    </style:style>
    <style:style style:name="P33" style:family="paragraph" style:parent-style-name="Standard" style:list-style-name="L8">
      <style:text-properties fo:language="ru" fo:country="RU" officeooo:rsid="003c787c" officeooo:paragraph-rsid="003c787c"/>
    </style:style>
    <style:style style:name="P34" style:family="paragraph" style:parent-style-name="Standard" style:list-style-name="L8">
      <style:text-properties fo:language="ru" fo:country="RU" officeooo:rsid="002e62e3" officeooo:paragraph-rsid="0040a876"/>
    </style:style>
    <style:style style:name="P35" style:family="paragraph" style:parent-style-name="Standard" style:list-style-name="L8">
      <style:text-properties fo:language="ru" fo:country="RU" officeooo:rsid="002dde4d" officeooo:paragraph-rsid="002dde4d"/>
    </style:style>
    <style:style style:name="P36" style:family="paragraph" style:parent-style-name="Standard">
      <style:text-properties fo:language="ru" fo:country="RU" officeooo:rsid="002dde4d" officeooo:paragraph-rsid="002dde4d"/>
    </style:style>
    <style:style style:name="P37" style:family="paragraph" style:parent-style-name="Standard" style:list-style-name="L8">
      <style:text-properties fo:language="ru" fo:country="RU" officeooo:rsid="0040a876" officeooo:paragraph-rsid="0040a876"/>
    </style:style>
    <style:style style:name="P38" style:family="paragraph" style:parent-style-name="Standard" style:list-style-name="L9">
      <style:text-properties fo:language="ru" fo:country="RU" officeooo:rsid="002f4e4b" officeooo:paragraph-rsid="002f4e4b"/>
    </style:style>
    <style:style style:name="P39" style:family="paragraph" style:parent-style-name="Standard" style:list-style-name="L9">
      <style:text-properties fo:language="ru" fo:country="RU" officeooo:rsid="0038b404" officeooo:paragraph-rsid="0038b404"/>
    </style:style>
    <style:style style:name="P40" style:family="paragraph" style:parent-style-name="Standard" style:list-style-name="L9">
      <style:text-properties fo:language="ru" fo:country="RU" officeooo:rsid="003a0a75" officeooo:paragraph-rsid="003a0a75"/>
    </style:style>
    <style:style style:name="P41" style:family="paragraph" style:parent-style-name="Standard" style:list-style-name="L9">
      <style:text-properties fo:language="ru" fo:country="RU" officeooo:rsid="003b2c93" officeooo:paragraph-rsid="003b2c93"/>
    </style:style>
    <style:style style:name="P42" style:family="paragraph" style:parent-style-name="Standard" style:list-style-name="L9">
      <style:text-properties fo:language="ru" fo:country="RU" officeooo:rsid="0048bd38" officeooo:paragraph-rsid="0048bd38"/>
    </style:style>
    <style:style style:name="P43" style:family="paragraph" style:parent-style-name="Standard" style:list-style-name="L9">
      <style:text-properties fo:language="ru" fo:country="RU" officeooo:rsid="004d69ba" officeooo:paragraph-rsid="004d69ba"/>
    </style:style>
    <style:style style:name="T1" style:family="text">
      <style:text-properties officeooo:rsid="0016a6ae"/>
    </style:style>
    <style:style style:name="T2" style:family="text">
      <style:text-properties officeooo:rsid="0017b45c"/>
    </style:style>
    <style:style style:name="T3" style:family="text">
      <style:text-properties officeooo:rsid="001dc3af"/>
    </style:style>
    <style:style style:name="T4" style:family="text">
      <style:text-properties officeooo:rsid="0024f5e2"/>
    </style:style>
    <style:style style:name="T5" style:family="text">
      <style:text-properties officeooo:rsid="00260185"/>
    </style:style>
    <style:style style:name="T6" style:family="text">
      <style:text-properties officeooo:rsid="002c80c4"/>
    </style:style>
    <style:style style:name="T7" style:family="text">
      <style:text-properties officeooo:rsid="002d80db"/>
    </style:style>
    <style:style style:name="T8" style:family="text">
      <style:text-properties officeooo:rsid="002e62e3"/>
    </style:style>
    <style:style style:name="T9" style:family="text">
      <style:text-properties officeooo:rsid="003218e4"/>
    </style:style>
    <style:style style:name="T10" style:family="text">
      <style:text-properties officeooo:rsid="0038b404"/>
    </style:style>
    <style:style style:name="T11" style:family="text">
      <style:text-properties officeooo:rsid="003a0a75"/>
    </style:style>
    <style:style style:name="T12" style:family="text">
      <style:text-properties officeooo:rsid="003b2c93"/>
    </style:style>
    <style:style style:name="T13" style:family="text">
      <style:text-properties officeooo:rsid="003c787c"/>
    </style:style>
    <style:style style:name="T14" style:family="text">
      <style:text-properties officeooo:rsid="003e8a68"/>
    </style:style>
    <style:style style:name="T15" style:family="text">
      <style:text-properties officeooo:rsid="004375d4"/>
    </style:style>
    <style:style style:name="T16" style:family="text">
      <style:text-properties officeooo:rsid="004503e5"/>
    </style:style>
    <style:style style:name="T17" style:family="text">
      <style:text-properties officeooo:rsid="004a4b3d"/>
    </style:style>
    <style:style style:name="T18" style:family="text">
      <style:text-properties officeooo:rsid="004c1566"/>
    </style:style>
    <style:style style:name="T19" style:family="text">
      <style:text-properties officeooo:rsid="004e75ed"/>
    </style:style>
    <style:style style:name="T20" style:family="text">
      <style:text-properties officeooo:rsid="004f8d3d"/>
    </style:style>
    <style:style style:name="T21" style:family="text">
      <style:text-properties officeooo:rsid="0050fd23"/>
    </style:style>
    <style:style style:name="T22" style:family="text">
      <style:text-properties officeooo:rsid="0052b8e7"/>
    </style:style>
    <style:style style:name="T23" style:family="text">
      <style:text-properties officeooo:rsid="0055078d"/>
    </style:style>
    <style:style style:name="T24" style:family="text">
      <style:text-properties officeooo:rsid="0055f790"/>
    </style:style>
    <style:style style:name="T25" style:family="text">
      <style:text-properties officeooo:rsid="0056a37a"/>
    </style:style>
    <style:style style:name="T26" style:family="text">
      <style:text-properties officeooo:rsid="00579248"/>
    </style:style>
    <style:style style:name="T27" style:family="text">
      <style:text-properties officeooo:rsid="0058f82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4</text:span><text:span text:style-name="T25">8</text:span><text:span text:style-name="T5">/</text:span>100 вопросов для <text:span text:style-name="T5">современного </text:span>продвинутого пользователя</text:p>
      <text:p text:style-name="P1"/>
      <text:p text:style-name="P3">Содержание</text:p>
      <text:list xml:id="list32818151" text:style-name="L1">
        <text:list-item>
          <text:p text:style-name="P4">Железо <text:span text:style-name="T4">и низкий уровень</text:span></text:p>
        </text:list-item>
      </text:list>
      <text:list xml:id="list143839389" text:style-name="L2">
        <text:list-item>
          <text:p text:style-name="P2">Основные сост<text:span text:style-name="T27">а</text:span>вляющие современного компьютера и их роль. <text:span text:style-name="T1">За какими основными показателями компьютера следует наблюдать для выяснения проблем с производительностью? </text:span></text:p>
        </text:list-item>
        <text:list-item>
          <text:p text:style-name="P2"><text:span text:style-name="T1">Характерные времена для различных процессов.</text:span><text:span text:style-name="T16">(оперативная память, жесткий диск, сеть, и самое главное – все-в-месте)</text:span></text:p>
        </text:list-item>
        <text:list-item>
          <text:p text:style-name="P7">Для каких типов работ какое железо необходимо (по крайней мере 2022)?</text:p>
        </text:list-item>
        <text:list-item>
          <text:p text:style-name="P7"><text:span text:style-name="T9">Траблшутинг </text:span><text:span text:style-name="T17">(ps -aux, free, htop …)</text:span><text:span text:style-name="T9">.</text:span></text:p>
        </text:list-item>
        <text:list-item>
          <text:p text:style-name="P8">Уровни представления информации <text:span text:style-name="T22">(OSI)</text:span></text:p>
        </text:list-item>
        <text:list-item>
          <text:p text:style-name="P9">Обслуживание компа. Какие элементы подвержены износу больше всего. <text:span text:style-name="T15">Как часто обращаться в сервисный центр для профилактического обслуживания.</text:span></text:p>
        </text:list-item>
        <text:list-item>
          <text:p text:style-name="P10">Аппаратное и программное ускорение.</text:p>
        </text:list-item>
        <text:list-item>
          <text:p text:style-name="P11">Файловые система</text:p>
        </text:list-item>
      </text:list>
      <text:list xml:id="list133002882173245" text:continue-list="list32818151" text:style-name="L1">
        <text:list-item>
          <text:p text:style-name="P4">Веб</text:p>
        </text:list-item>
      </text:list>
      <text:list xml:id="list455177019" text:style-name="L3">
        <text:list-item>
          <text:list>
            <text:list-item>
              <text:p text:style-name="P12">Что такое интернет?</text:p>
            </text:list-item>
            <text:list-item>
              <text:p text:style-name="P12">Что такое протокол? В чем их разница? Какие более популярны в каких областях (Понятно что их много, парочку бы для примера)? Почему?</text:p>
            </text:list-item>
            <text:list-item>
              <text:p text:style-name="P12">Чем клиент отличается от сервера в клиент-серверной архитектуре?</text:p>
            </text:list-item>
            <text:list-item>
              <text:p text:style-name="P14">Как работают сайты (архитектура, от простой к сложной) – несколько <text:span text:style-name="T10">уровней</text:span> погружения. SSR, SPA, Microfrontends.</text:p>
            </text:list-item>
            <text:list-item>
              <text:p text:style-name="P15">Что такое облака, чем отличается от обычного сервера</text:p>
            </text:list-item>
          </text:list>
        </text:list-item>
      </text:list>
      <text:list xml:id="list133002974974906" text:continue-list="list133002882173245" text:style-name="L1">
        <text:list-item>
          <text:p text:style-name="P4">Безопасность</text:p>
        </text:list-item>
      </text:list>
      <text:list xml:id="list4050033339" text:style-name="L4">
        <text:list-item>
          <text:list>
            <text:list-item>
              <text:p text:style-name="P13">Что такое SSL (TLS) сертификат? Роль в безопасности и принцип работы.</text:p>
            </text:list-item>
            <text:list-item>
              <text:p text:style-name="P16">Хеш-таблицы. <text:span text:style-name="T2">Где используется и зачем?</text:span></text:p>
            </text:list-item>
            <text:list-item>
              <text:p text:style-name="P18">Бэкапы</text:p>
            </text:list-item>
            <text:list-item>
              <text:p text:style-name="P18">Что дает обновление ПО, <text:span text:style-name="T12">как часто нужно обновляться</text:span>.</text:p>
            </text:list-item>
            <text:list-item>
              <text:p text:style-name="P21">Как хранить пароли.</text:p>
            </text:list-item>
            <text:list-item>
              <text:p text:style-name="P21"><text:span text:style-name="T14">Уровни ограничения доступа (</text:span>Шифрование жесткого диска, <text:span text:style-name="T14">пароли на операционке, шифрование файлов, контейнеров для файлов, ограинчение доступа на уровне bios.</text:span></text:p>
            </text:list-item>
            <text:list-item>
              <text:p text:style-name="P22">Защита от вирусов (проблема экосистемы windows).</text:p>
            </text:list-item>
          </text:list>
        </text:list-item>
      </text:list>
      <text:list xml:id="list133003093480213" text:continue-list="list133002974974906" text:style-name="L1">
        <text:list-item>
          <text:p text:style-name="P4">Операционная система</text:p>
        </text:list-item>
      </text:list>
      <text:list xml:id="list1264680685" text:style-name="L5">
        <text:list-item>
          <text:list>
            <text:list-item>
              <text:p text:style-name="P24">Что такое Операционная Система (ОС)? Основная роль, можно ли обойтись без нее?</text:p>
            </text:list-item>
            <text:list-item>
              <text:p text:style-name="P26">Какую операционку выбрать (Windows, <text:span text:style-name="T21">mac</text:span>OS, stable Linux, latest Linux)?</text:p>
            </text:list-item>
            <text:list-item>
              <text:p text:style-name="P27">Системные процессы vs пользовательские.</text:p>
            </text:list-item>
            <text:list-item>
              <text:p text:style-name="P27"><text:span text:style-name="T24">П</text:span>еременные окружения</text:p>
            </text:list-item>
          </text:list>
        </text:list-item>
      </text:list>
      <text:list xml:id="list133003224097916" text:continue-list="list133003093480213" text:style-name="L1">
        <text:list-item>
          <text:p text:style-name="P4">Вспомогательные инструменты</text:p>
        </text:list-item>
      </text:list>
      <text:list xml:id="list4161927814" text:style-name="L6">
        <text:list-item>
          <text:p text:style-name="P28"><text:span text:style-name="T3">Способы поделиться файлами, в том числе и большими (мессенджеры, специальные хранилища/сайты, торренты, </text:span><text:span text:style-name="T7">программы синхронизации</text:span><text:span text:style-name="T3">)</text:span></text:p>
        </text:list-item>
        <text:list-item>
          <text:p text:style-name="P29">Средства автоматизации, их роль (**любая программа, в том числе и почтовые менеджеры, скрипты**).</text:p>
        </text:list-item>
        <text:list-item>
          <text:p text:style-name="P29">Роль вспомогательных навыков и инструментов (метод слепой печати, да и все о чем говорится в этих вопросах)<text:span text:style-name="T6">.</text:span></text:p>
        </text:list-item>
        <text:list-item>
          <text:p text:style-name="P23">Техники работы с компьютером (обычная <text:span text:style-name="T19">(как попало)</text:span>, левая рука <text:s/>на клаве – правая – на мышке, обе на клаве)</text:p>
        </text:list-item>
        <text:list-item>
          <text:p text:style-name="P19">Шорткаты (хоткеи)</text:p>
        </text:list-item>
        <text:list-item>
          <text:p text:style-name="P30">Плагины и расширения</text:p>
        </text:list-item>
      </text:list>
      <text:list xml:id="list133001927251862" text:continue-list="list133003224097916" text:style-name="L1">
        <text:list-item>
          <text:p text:style-name="P5"><text:soft-page-break/>Коммуникации</text:p>
        </text:list-item>
      </text:list>
      <text:list xml:id="list1902864006" text:style-name="L7">
        <text:list-item>
          <text:p text:style-name="P31">Виды представления информации, их преимущества и недостатки <text:span text:style-name="T12">при ком</text:span><text:span text:style-name="T26">м</text:span><text:span text:style-name="T12">уникациях</text:span>(текст, видео, картинки, аудио, <text:span text:style-name="T22">архивы</text:span>)</text:p>
        </text:list-item>
      </text:list>
      <text:list xml:id="list133003807225774" text:continue-list="list133001927251862" text:style-name="L1">
        <text:list-item>
          <text:p text:style-name="P6">Сети</text:p>
        </text:list-item>
      </text:list>
      <text:list xml:id="list3025593873" text:style-name="L8">
        <text:list-item>
          <text:list>
            <text:list-item>
              <text:p text:style-name="P17">Виды сетей. <text:span text:style-name="T8">Топология.</text:span> Локальная, другие-?</text:p>
            </text:list-item>
            <text:list-item>
              <text:p text:style-name="P17">IP адрес. Публичный, приватный, ipv4, ipv6.</text:p>
            </text:list-item>
            <text:list-item>
              <text:p text:style-name="P32">Что такое ping, <text:span text:style-name="T23">зачем следить за ним.</text:span></text:p>
            </text:list-item>
            <text:list-item>
              <text:p text:style-name="P33">NAT, DNS, маршрутизация</text:p>
            </text:list-item>
            <text:list-item>
              <text:p text:style-name="P34">Какую информацию должен содержать пакет чтоб быть доставленым? Как пакет находит адресата?</text:p>
            </text:list-item>
            <text:list-item>
              <text:p text:style-name="P35">VPN</text:p>
            </text:list-item>
            <text:list-item>
              <text:p text:style-name="P35">PROXY</text:p>
            </text:list-item>
            <text:list-item>
              <text:p text:style-name="P37">TOR</text:p>
            </text:list-item>
          </text:list>
        </text:list-item>
      </text:list>
      <text:list xml:id="list133002594781480" text:continue-list="list133003807225774" text:style-name="L1">
        <text:list-item>
          <text:p text:style-name="P6">Прочее</text:p>
        </text:list-item>
      </text:list>
      <text:list xml:id="list2186705551" text:style-name="L9">
        <text:list-item>
          <text:list>
            <text:list-item>
              <text:p text:style-name="P25">Что такое кеш? Где используется и зачем?</text:p>
            </text:list-item>
            <text:list-item>
              <text:p text:style-name="P20">Свободный, проприетарный софт и виды лицензий.</text:p>
            </text:list-item>
            <text:list-item>
              <text:p text:style-name="P38">Как правильно искать информацию (гуглить)? Как ее верифицировать?</text:p>
            </text:list-item>
            <text:list-item>
              <text:p text:style-name="P39">Удал<text:span text:style-name="T27">ё</text:span>нный доступ – варианты для пользователя.</text:p>
            </text:list-item>
            <text:list-item>
              <text:p text:style-name="P39">Преимущества <text:span text:style-name="T11">и недостатки </text:span>работы с консолью.</text:p>
            </text:list-item>
            <text:list-item>
              <text:p text:style-name="P40">Стационарный компьютер или ноутбук?</text:p>
            </text:list-item>
            <text:list-item>
              <text:p text:style-name="P41">Как выбрать браузер?</text:p>
            </text:list-item>
            <text:list-item>
              <text:p text:style-name="P42">Восстановление данных/<text:span text:style-name="T18">безвозвратное удаление</text:span></text:p>
            </text:list-item>
            <text:list-item>
              <text:p text:style-name="P43">Систем<text:span text:style-name="T20">а</text:span> контроля версий (git)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22:52:22.681008561</meta:creation-date>
    <dc:date>2022-07-02T13:30:01.641413894</dc:date>
    <meta:editing-duration>PT2H35M8S</meta:editing-duration>
    <meta:editing-cycles>57</meta:editing-cycles>
    <meta:generator>LibreOffice/7.3.4.2$Linux_X86_64 LibreOffice_project/30$Build-2</meta:generator>
    <meta:document-statistic meta:table-count="0" meta:image-count="0" meta:object-count="0" meta:page-count="2" meta:paragraph-count="58" meta:word-count="448" meta:character-count="3074" meta:non-whitespace-character-count="2733"/>
  </office:meta>
</office:document-meta>
</file>